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134696"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0721113"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723920"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735780"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708305"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707409"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727806"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704362"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733189"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703875"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708566"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729775"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729027"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0708362"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718962"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726855"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714686"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34755"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719253"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727843"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707535"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732964"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05997"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728833"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712732"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723765"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721600"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731053"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0718291"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19012"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720738"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719582"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0713697"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735670"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0712564"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0732392"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32780"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0703995"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0729119"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0729727"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0709055"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0708965"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0711247"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11298"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0734370"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0710121"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714188"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0726048"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0722289"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0736127"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04970"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0730563"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0722644"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0731628"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0714323"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26775"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0724941"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0725341"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0713717"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0709673"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05221"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0726229"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0717710"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0724327"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0704462"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40721684"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soft-page-break/><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soft-page-break/><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text:soft-page-break/>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ext:soft-page-break/>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0711669"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ext:soft-page-break/>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text:soft-page-break/>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soft-page-break/><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ext:soft-page-break/>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ext:soft-page-break/>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ext:soft-page-break/>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soft-page-break/><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oft-page-break/><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text:soft-page-break/>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text:soft-page-break/>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oft-page-break/><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oft-page-break/><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26571"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9133834"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710323" text:continue-list="list40726571" text:style-name="WW8Num13">
        <text:list-item>
          <text:list>
            <text:list-item>
              <text:h text:style-name="P57" text:outline-level="2"><text:soft-page-break/><text:span text:style-name="T6">libcstl 2.1</text:span><text:span text:style-name="T3">改善</text:span></text:h>
            </text:list-item>
          </text:list>
        </text:list-item>
      </text:list>
      <text:list xml:id="list39115194"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708988" text:continue-list="list40710323" text:style-name="WW8Num13">
        <text:list-item>
          <text:list>
            <text:list-item>
              <text:h text:style-name="P57" text:outline-level="2"><text:span text:style-name="T6">libcstl 2.1</text:span><text:span text:style-name="T3">代码的优化</text:span></text:h>
            </text:list-item>
          </text:list>
        </text:list-item>
      </text:list>
      <text:list xml:id="list40708729" text:continue-list="list39115194"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text:soft-page-break/>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710710" text:continue-list="list40708988" text:style-name="WW8Num13">
        <text:list-item>
          <text:h text:style-name="P49"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16T20:59:27.60</dc:date>
    <meta:editing-cycles>1817</meta:editing-cycles>
    <meta:editing-duration>PT432H56M53S</meta:editing-duration>
    <meta:generator>OpenOffice.org/3.2$Win32 OpenOffice.org_project/320m18$Build-9502</meta:generator>
    <dc:creator>Bo Wang</dc:creator>
    <meta:document-statistic meta:table-count="560" meta:image-count="41" meta:object-count="0" meta:page-count="244" meta:paragraph-count="7506" meta:word-count="60868" meta:character-count="225513"/>
  </office:meta>
</office:document-meta>
</file>